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701cm" fo:margin-left="0cm" table:align="left"/>
    </style:style>
    <style:style style:name="Tableau1.A" style:family="table-column">
      <style:table-column-properties style:column-width="4.313cm"/>
    </style:style>
    <style:style style:name="Tableau1.B" style:family="table-column">
      <style:table-column-properties style:column-width="13.388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701cm" fo:margin-left="0cm" table:align="left"/>
    </style:style>
    <style:style style:name="Tableau2.A" style:family="table-column">
      <style:table-column-properties style:column-width="4.313cm"/>
    </style:style>
    <style:style style:name="Tableau2.B" style:family="table-column">
      <style:table-column-properties style:column-width="13.388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701cm" fo:margin-left="0cm" table:align="left"/>
    </style:style>
    <style:style style:name="Tableau3.A" style:family="table-column">
      <style:table-column-properties style:column-width="4.313cm"/>
    </style:style>
    <style:style style:name="Tableau3.B" style:family="table-column">
      <style:table-column-properties style:column-width="13.388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701cm" fo:margin-left="0cm" table:align="left"/>
    </style:style>
    <style:style style:name="Tableau4.A" style:family="table-column">
      <style:table-column-properties style:column-width="4.313cm"/>
    </style:style>
    <style:style style:name="Tableau4.B" style:family="table-column">
      <style:table-column-properties style:column-width="13.388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701cm" fo:margin-left="0cm" table:align="left"/>
    </style:style>
    <style:style style:name="Tableau5.A" style:family="table-column">
      <style:table-column-properties style:column-width="4.313cm"/>
    </style:style>
    <style:style style:name="Tableau5.B" style:family="table-column">
      <style:table-column-properties style:column-width="13.388cm"/>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6" style:family="table">
      <style:table-properties style:width="17.701cm" fo:margin-left="0cm" table:align="left"/>
    </style:style>
    <style:style style:name="Tableau6.A" style:family="table-column">
      <style:table-column-properties style:column-width="4.313cm"/>
    </style:style>
    <style:style style:name="Tableau6.B" style:family="table-column">
      <style:table-column-properties style:column-width="13.388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57f66" officeooo:paragraph-rsid="00057f66"/>
    </style:style>
    <style:style style:name="P2" style:family="paragraph" style:parent-style-name="Standard">
      <style:text-properties officeooo:rsid="00057f66" officeooo:paragraph-rsid="0008483d"/>
    </style:style>
    <style:style style:name="P3" style:family="paragraph" style:parent-style-name="Standard">
      <style:text-properties officeooo:paragraph-rsid="0008483d"/>
    </style:style>
    <style:style style:name="P4" style:family="paragraph" style:parent-style-name="Standard">
      <style:text-properties officeooo:paragraph-rsid="000849f2"/>
    </style:style>
    <style:style style:name="P5" style:family="paragraph" style:parent-style-name="Standard">
      <style:text-properties officeooo:paragraph-rsid="0009ea89"/>
    </style:style>
    <style:style style:name="P6" style:family="paragraph" style:parent-style-name="Standard">
      <style:text-properties officeooo:paragraph-rsid="000c655f"/>
    </style:style>
    <style:style style:name="P7" style:family="paragraph" style:parent-style-name="Standard">
      <style:text-properties officeooo:paragraph-rsid="000d5ec5"/>
    </style:style>
    <style:style style:name="P8" style:family="paragraph" style:parent-style-name="Table_20_Contents">
      <style:text-properties officeooo:rsid="00057f66" officeooo:paragraph-rsid="00057f66"/>
    </style:style>
    <style:style style:name="P9" style:family="paragraph" style:parent-style-name="Table_20_Contents" style:list-style-name="L3">
      <style:text-properties officeooo:rsid="00057f66" officeooo:paragraph-rsid="00057f66"/>
    </style:style>
    <style:style style:name="P10" style:family="paragraph" style:parent-style-name="Table_20_Contents" style:list-style-name="L4">
      <style:text-properties officeooo:rsid="00057f66" officeooo:paragraph-rsid="00057f66"/>
    </style:style>
    <style:style style:name="P11" style:family="paragraph" style:parent-style-name="Table_20_Contents">
      <style:text-properties officeooo:rsid="00057f66" officeooo:paragraph-rsid="0008483d"/>
    </style:style>
    <style:style style:name="P12" style:family="paragraph" style:parent-style-name="Table_20_Contents">
      <style:text-properties officeooo:rsid="00057f66" officeooo:paragraph-rsid="000849f2"/>
    </style:style>
    <style:style style:name="P13" style:family="paragraph" style:parent-style-name="Table_20_Contents">
      <style:text-properties officeooo:rsid="00057f66" officeooo:paragraph-rsid="0009ea89"/>
    </style:style>
    <style:style style:name="P14" style:family="paragraph" style:parent-style-name="Table_20_Contents">
      <style:text-properties officeooo:rsid="00057f66" officeooo:paragraph-rsid="000c655f"/>
    </style:style>
    <style:style style:name="P15" style:family="paragraph" style:parent-style-name="Table_20_Contents">
      <style:text-properties officeooo:rsid="00057f66" officeooo:paragraph-rsid="000d5ec5"/>
    </style:style>
    <style:style style:name="P16" style:family="paragraph" style:parent-style-name="Table_20_Contents" style:list-style-name="L3">
      <style:text-properties officeooo:paragraph-rsid="00057f66"/>
    </style:style>
    <style:style style:name="P17" style:family="paragraph" style:parent-style-name="Table_20_Contents" style:list-style-name="L3">
      <style:text-properties officeooo:paragraph-rsid="0009ea89"/>
    </style:style>
    <style:style style:name="P18" style:family="paragraph" style:parent-style-name="Table_20_Contents" style:list-style-name="L3">
      <style:text-properties officeooo:paragraph-rsid="000c655f"/>
    </style:style>
    <style:style style:name="P19" style:family="paragraph" style:parent-style-name="Table_20_Contents" style:list-style-name="L3">
      <style:text-properties officeooo:paragraph-rsid="000d5ec5"/>
    </style:style>
    <style:style style:name="P20" style:family="paragraph" style:parent-style-name="Table_20_Contents" style:list-style-name="L4">
      <style:text-properties officeooo:paragraph-rsid="00057f66"/>
    </style:style>
    <style:style style:name="P21" style:family="paragraph" style:parent-style-name="Table_20_Contents" style:list-style-name="L4">
      <style:text-properties officeooo:rsid="00071401" officeooo:paragraph-rsid="00071401"/>
    </style:style>
    <style:style style:name="P22" style:family="paragraph" style:parent-style-name="Table_20_Contents">
      <style:text-properties officeooo:rsid="00071401" officeooo:paragraph-rsid="00071401"/>
    </style:style>
    <style:style style:name="P23" style:family="paragraph" style:parent-style-name="Table_20_Contents" style:list-style-name="L5">
      <style:text-properties officeooo:rsid="00071401" officeooo:paragraph-rsid="00071401"/>
    </style:style>
    <style:style style:name="P24" style:family="paragraph" style:parent-style-name="Table_20_Contents" style:list-style-name="L6">
      <style:text-properties officeooo:rsid="00071401" officeooo:paragraph-rsid="00071401"/>
    </style:style>
    <style:style style:name="P25" style:family="paragraph" style:parent-style-name="Table_20_Contents" style:list-style-name="L8">
      <style:text-properties officeooo:rsid="00071401" officeooo:paragraph-rsid="0008483d"/>
    </style:style>
    <style:style style:name="P26" style:family="paragraph" style:parent-style-name="Table_20_Contents">
      <style:text-properties officeooo:rsid="00071401" officeooo:paragraph-rsid="0008483d"/>
    </style:style>
    <style:style style:name="P27" style:family="paragraph" style:parent-style-name="Table_20_Contents" style:list-style-name="L11">
      <style:text-properties officeooo:rsid="00071401" officeooo:paragraph-rsid="000849f2"/>
    </style:style>
    <style:style style:name="P28" style:family="paragraph" style:parent-style-name="Table_20_Contents" style:list-style-name="L14">
      <style:text-properties officeooo:rsid="00071401" officeooo:paragraph-rsid="0009ea89"/>
    </style:style>
    <style:style style:name="P29" style:family="paragraph" style:parent-style-name="Table_20_Contents" style:list-style-name="L17">
      <style:text-properties officeooo:rsid="00071401" officeooo:paragraph-rsid="000c655f"/>
    </style:style>
    <style:style style:name="P30" style:family="paragraph" style:parent-style-name="Table_20_Contents" style:list-style-name="L20">
      <style:text-properties officeooo:rsid="00071401" officeooo:paragraph-rsid="000d5ec5"/>
    </style:style>
    <style:style style:name="P31" style:family="paragraph" style:parent-style-name="Table_20_Contents" style:list-style-name="L5">
      <style:text-properties officeooo:paragraph-rsid="00071401"/>
    </style:style>
    <style:style style:name="P32" style:family="paragraph" style:parent-style-name="Table_20_Contents" style:list-style-name="L5">
      <style:text-properties officeooo:rsid="0008483d" officeooo:paragraph-rsid="0008483d"/>
    </style:style>
    <style:style style:name="P33" style:family="paragraph" style:parent-style-name="Table_20_Contents" style:list-style-name="L6">
      <style:text-properties officeooo:rsid="0008483d" officeooo:paragraph-rsid="0008483d"/>
    </style:style>
    <style:style style:name="P34" style:family="paragraph" style:parent-style-name="Table_20_Contents" style:list-style-name="L4">
      <style:text-properties officeooo:rsid="0008483d" officeooo:paragraph-rsid="000b233f"/>
    </style:style>
    <style:style style:name="P35" style:family="paragraph" style:parent-style-name="Table_20_Contents">
      <style:text-properties fo:font-size="14pt" fo:font-weight="bold" officeooo:rsid="00057f66" officeooo:paragraph-rsid="00057f66" style:font-size-asian="14pt" style:font-weight-asian="bold" style:font-size-complex="14pt" style:font-weight-complex="bold"/>
    </style:style>
    <style:style style:name="P36" style:family="paragraph" style:parent-style-name="Table_20_Contents">
      <style:text-properties fo:font-size="14pt" fo:font-weight="bold" officeooo:rsid="00057f66" officeooo:paragraph-rsid="0008483d" style:font-size-asian="14pt" style:font-weight-asian="bold" style:font-size-complex="14pt" style:font-weight-complex="bold"/>
    </style:style>
    <style:style style:name="P37" style:family="paragraph" style:parent-style-name="Table_20_Contents">
      <style:text-properties fo:font-size="14pt" fo:font-weight="bold" officeooo:rsid="00057f66" officeooo:paragraph-rsid="000849f2" style:font-size-asian="14pt" style:font-weight-asian="bold" style:font-size-complex="14pt" style:font-weight-complex="bold"/>
    </style:style>
    <style:style style:name="P38" style:family="paragraph" style:parent-style-name="Table_20_Contents">
      <style:text-properties fo:font-size="14pt" fo:font-weight="bold" officeooo:rsid="00057f66" officeooo:paragraph-rsid="0009ea89" style:font-size-asian="14pt" style:font-weight-asian="bold" style:font-size-complex="14pt" style:font-weight-complex="bold"/>
    </style:style>
    <style:style style:name="P39" style:family="paragraph" style:parent-style-name="Table_20_Contents">
      <style:text-properties fo:font-size="14pt" fo:font-weight="bold" officeooo:rsid="00057f66" officeooo:paragraph-rsid="000c655f" style:font-size-asian="14pt" style:font-weight-asian="bold" style:font-size-complex="14pt" style:font-weight-complex="bold"/>
    </style:style>
    <style:style style:name="P40" style:family="paragraph" style:parent-style-name="Table_20_Contents">
      <style:text-properties fo:font-size="14pt" fo:font-weight="bold" officeooo:rsid="00057f66" officeooo:paragraph-rsid="000d5ec5" style:font-size-asian="14pt" style:font-weight-asian="bold" style:font-size-complex="14pt" style:font-weight-complex="bold"/>
    </style:style>
    <style:style style:name="P41" style:family="paragraph" style:parent-style-name="Table_20_Contents">
      <style:text-properties fo:font-size="14pt" fo:font-weight="bold" officeooo:rsid="00071401" officeooo:paragraph-rsid="00071401" style:font-size-asian="14pt" style:font-weight-asian="bold" style:font-size-complex="14pt" style:font-weight-complex="bold"/>
    </style:style>
    <style:style style:name="P42" style:family="paragraph" style:parent-style-name="Table_20_Contents">
      <style:text-properties fo:font-size="14pt" fo:font-weight="bold" officeooo:rsid="00071401" officeooo:paragraph-rsid="0008483d" style:font-size-asian="14pt" style:font-weight-asian="bold" style:font-size-complex="14pt" style:font-weight-complex="bold"/>
    </style:style>
    <style:style style:name="P43" style:family="paragraph" style:parent-style-name="Table_20_Contents">
      <style:text-properties fo:font-size="14pt" fo:font-weight="bold" officeooo:rsid="00071401" officeooo:paragraph-rsid="000849f2" style:font-size-asian="14pt" style:font-weight-asian="bold" style:font-size-complex="14pt" style:font-weight-complex="bold"/>
    </style:style>
    <style:style style:name="P44" style:family="paragraph" style:parent-style-name="Table_20_Contents">
      <style:text-properties fo:font-size="14pt" fo:font-weight="bold" officeooo:rsid="00071401" officeooo:paragraph-rsid="0009ea89" style:font-size-asian="14pt" style:font-weight-asian="bold" style:font-size-complex="14pt" style:font-weight-complex="bold"/>
    </style:style>
    <style:style style:name="P45" style:family="paragraph" style:parent-style-name="Table_20_Contents">
      <style:text-properties fo:font-size="14pt" fo:font-weight="bold" officeooo:rsid="00071401" officeooo:paragraph-rsid="000c655f" style:font-size-asian="14pt" style:font-weight-asian="bold" style:font-size-complex="14pt" style:font-weight-complex="bold"/>
    </style:style>
    <style:style style:name="P46" style:family="paragraph" style:parent-style-name="Table_20_Contents">
      <style:text-properties fo:font-size="14pt" fo:font-weight="bold" officeooo:rsid="00071401" officeooo:paragraph-rsid="000d5ec5" style:font-size-asian="14pt" style:font-weight-asian="bold" style:font-size-complex="14pt" style:font-weight-complex="bold"/>
    </style:style>
    <style:style style:name="P47" style:family="paragraph" style:parent-style-name="Table_20_Contents" style:list-style-name="L7">
      <style:text-properties officeooo:paragraph-rsid="0008483d"/>
    </style:style>
    <style:style style:name="P48" style:family="paragraph" style:parent-style-name="Table_20_Contents" style:list-style-name="L8">
      <style:text-properties officeooo:paragraph-rsid="0008483d"/>
    </style:style>
    <style:style style:name="P49" style:family="paragraph" style:parent-style-name="Table_20_Contents">
      <style:text-properties officeooo:rsid="000849f2" officeooo:paragraph-rsid="000849f2"/>
    </style:style>
    <style:style style:name="P50" style:family="paragraph" style:parent-style-name="Table_20_Contents" style:list-style-name="L3">
      <style:text-properties officeooo:rsid="000849f2" officeooo:paragraph-rsid="000849f2"/>
    </style:style>
    <style:style style:name="P51" style:family="paragraph" style:parent-style-name="Table_20_Contents">
      <style:text-properties officeooo:rsid="000849f2" officeooo:paragraph-rsid="0009ea89"/>
    </style:style>
    <style:style style:name="P52" style:family="paragraph" style:parent-style-name="Table_20_Contents">
      <style:text-properties officeooo:paragraph-rsid="000849f2"/>
    </style:style>
    <style:style style:name="P53" style:family="paragraph" style:parent-style-name="Table_20_Contents" style:list-style-name="L10">
      <style:text-properties officeooo:paragraph-rsid="000849f2"/>
    </style:style>
    <style:style style:name="P54" style:family="paragraph" style:parent-style-name="Table_20_Contents" style:list-style-name="L11">
      <style:text-properties officeooo:paragraph-rsid="000849f2"/>
    </style:style>
    <style:style style:name="P55" style:family="paragraph" style:parent-style-name="Table_20_Contents" style:list-style-name="L3">
      <style:text-properties officeooo:rsid="0009ea89" officeooo:paragraph-rsid="0009ea89"/>
    </style:style>
    <style:style style:name="P56" style:family="paragraph" style:parent-style-name="Table_20_Contents" style:list-style-name="L3">
      <style:text-properties officeooo:rsid="0009ea89" officeooo:paragraph-rsid="000bddbb"/>
    </style:style>
    <style:style style:name="P57" style:family="paragraph" style:parent-style-name="Table_20_Contents">
      <style:text-properties officeooo:rsid="0009ea89" officeooo:paragraph-rsid="0009ea89"/>
    </style:style>
    <style:style style:name="P58" style:family="paragraph" style:parent-style-name="Table_20_Contents" style:list-style-name="List_20_1">
      <style:text-properties officeooo:rsid="0009ea89" officeooo:paragraph-rsid="0009ea89"/>
    </style:style>
    <style:style style:name="P59" style:family="paragraph" style:parent-style-name="Table_20_Contents" style:list-style-name="List_20_1">
      <style:text-properties officeooo:rsid="0009ea89" officeooo:paragraph-rsid="000c655f"/>
    </style:style>
    <style:style style:name="P60" style:family="paragraph" style:parent-style-name="Table_20_Contents">
      <style:text-properties officeooo:paragraph-rsid="0009ea89"/>
    </style:style>
    <style:style style:name="P61" style:family="paragraph" style:parent-style-name="Table_20_Contents" style:list-style-name="L14">
      <style:text-properties officeooo:paragraph-rsid="0009ea89"/>
    </style:style>
    <style:style style:name="P62" style:family="paragraph" style:parent-style-name="Table_20_Contents" style:list-style-name="L14">
      <style:text-properties officeooo:paragraph-rsid="000bddbb"/>
    </style:style>
    <style:style style:name="P63" style:family="paragraph" style:parent-style-name="Table_20_Contents" style:list-style-name="List_20_1">
      <style:text-properties officeooo:paragraph-rsid="0009ea89"/>
    </style:style>
    <style:style style:name="P64" style:family="paragraph" style:parent-style-name="Table_20_Contents" style:list-style-name="List_20_1">
      <style:text-properties officeooo:paragraph-rsid="000c655f"/>
    </style:style>
    <style:style style:name="P65" style:family="paragraph" style:parent-style-name="Table_20_Contents" style:list-style-name="List_20_1">
      <style:text-properties officeooo:paragraph-rsid="000d5ec5"/>
    </style:style>
    <style:style style:name="P66" style:family="paragraph" style:parent-style-name="Table_20_Contents" style:list-style-name="L14">
      <style:text-properties officeooo:rsid="000bddbb" officeooo:paragraph-rsid="000bddbb"/>
    </style:style>
    <style:style style:name="P67" style:family="paragraph" style:parent-style-name="Table_20_Contents" style:list-style-name="L16">
      <style:text-properties officeooo:paragraph-rsid="00071401"/>
    </style:style>
    <style:style style:name="P68" style:family="paragraph" style:parent-style-name="Table_20_Contents" style:list-style-name="L16">
      <style:text-properties officeooo:paragraph-rsid="000c655f"/>
    </style:style>
    <style:style style:name="P69" style:family="paragraph" style:parent-style-name="Table_20_Contents">
      <style:text-properties officeooo:rsid="000c655f" officeooo:paragraph-rsid="000c655f"/>
    </style:style>
    <style:style style:name="P70" style:family="paragraph" style:parent-style-name="Table_20_Contents" style:list-style-name="L18">
      <style:text-properties officeooo:rsid="000c655f" officeooo:paragraph-rsid="000c655f"/>
    </style:style>
    <style:style style:name="P71" style:family="paragraph" style:parent-style-name="Table_20_Contents" style:list-style-name="L3">
      <style:text-properties officeooo:rsid="000c655f" officeooo:paragraph-rsid="000c655f"/>
    </style:style>
    <style:style style:name="P72" style:family="paragraph" style:parent-style-name="Table_20_Contents" style:list-style-name="L3">
      <style:text-properties officeooo:rsid="000c655f" officeooo:paragraph-rsid="000d5ec5"/>
    </style:style>
    <style:style style:name="P73" style:family="paragraph" style:parent-style-name="Table_20_Contents" style:list-style-name="L22">
      <style:text-properties officeooo:rsid="000c655f" officeooo:paragraph-rsid="000d5ec5"/>
    </style:style>
    <style:style style:name="P74" style:family="paragraph" style:parent-style-name="Table_20_Contents">
      <style:text-properties officeooo:paragraph-rsid="000c655f"/>
    </style:style>
    <style:style style:name="P75" style:family="paragraph" style:parent-style-name="Table_20_Contents" style:list-style-name="L17">
      <style:text-properties officeooo:paragraph-rsid="000c655f"/>
    </style:style>
    <style:style style:name="P76" style:family="paragraph" style:parent-style-name="Table_20_Contents" style:list-style-name="L18">
      <style:text-properties officeooo:paragraph-rsid="000c655f"/>
    </style:style>
    <style:style style:name="P77" style:family="paragraph" style:parent-style-name="Table_20_Contents" style:list-style-name="List_20_1">
      <style:text-properties officeooo:rsid="000d322a" officeooo:paragraph-rsid="000d322a"/>
    </style:style>
    <style:style style:name="P78" style:family="paragraph" style:parent-style-name="Table_20_Contents" style:list-style-name="L17">
      <style:text-properties officeooo:rsid="000d322a" officeooo:paragraph-rsid="000d322a"/>
    </style:style>
    <style:style style:name="P79" style:family="paragraph" style:parent-style-name="Table_20_Contents" style:list-style-name="L19">
      <style:text-properties officeooo:rsid="000d5ec5" officeooo:paragraph-rsid="000d5ec5"/>
    </style:style>
    <style:style style:name="P80" style:family="paragraph" style:parent-style-name="Table_20_Contents" style:list-style-name="L21">
      <style:text-properties officeooo:rsid="000d5ec5" officeooo:paragraph-rsid="000d5ec5"/>
    </style:style>
    <style:style style:name="P81" style:family="paragraph" style:parent-style-name="Table_20_Contents" style:list-style-name="L20">
      <style:text-properties officeooo:paragraph-rsid="000d5ec5"/>
    </style:style>
    <style:style style:name="P82" style:family="paragraph" style:parent-style-name="Table_20_Contents" style:list-style-name="L22">
      <style:text-properties officeooo:paragraph-rsid="000d5ec5"/>
    </style:style>
    <style:style style:name="P83" style:family="paragraph" style:parent-style-name="Table_20_Contents">
      <style:text-properties officeooo:paragraph-rsid="000d5ec5"/>
    </style:style>
    <style:style style:name="T1" style:family="text">
      <style:text-properties officeooo:rsid="00057f66"/>
    </style:style>
    <style:style style:name="T2" style:family="text">
      <style:text-properties officeooo:rsid="00071401"/>
    </style:style>
    <style:style style:name="T3" style:family="text">
      <style:text-properties officeooo:rsid="0008483d"/>
    </style:style>
    <style:style style:name="T4" style:family="text">
      <style:text-properties officeooo:rsid="000849f2"/>
    </style:style>
    <style:style style:name="T5" style:family="text">
      <style:text-properties officeooo:rsid="0009ea89"/>
    </style:style>
    <style:style style:name="T6" style:family="text">
      <style:text-properties officeooo:rsid="000bddbb"/>
    </style:style>
    <style:style style:name="T7" style:family="text">
      <style:text-properties officeooo:rsid="000c655f"/>
    </style:style>
    <style:style style:name="T8" style:family="text">
      <style:text-properties officeooo:rsid="000d322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cription textuelle des cas d’utilisations</text:p>
      <text:p text:style-name="P1"/>
      <text:p text:style-name="P1"/>
      <table:table table:name="Tableau1" table:style-name="Tableau1">
        <table:table-column table:style-name="Tableau1.A"/>
        <table:table-column table:style-name="Tableau1.B"/>
        <table:table-row table:style-name="TableLine94146756535808">
          <table:table-cell table:style-name="Tableau1.A1" office:value-type="string">
            <text:p text:style-name="P35">Cas d’utilisation</text:p>
          </table:table-cell>
          <table:table-cell table:style-name="Tableau1.B1" office:value-type="string">
            <text:p text:style-name="P8">Placer un bâtiment</text:p>
          </table:table-cell>
        </table:table-row>
        <table:table-row table:style-name="TableLine94146756535808">
          <table:table-cell table:style-name="Tableau1.A2" office:value-type="string">
            <text:p text:style-name="P35">Acteurs</text:p>
          </table:table-cell>
          <table:table-cell table:style-name="Tableau1.B2" office:value-type="string">
            <text:p text:style-name="P8">joueur</text:p>
          </table:table-cell>
        </table:table-row>
        <table:table-row table:style-name="TableLine94146756535808">
          <table:table-cell table:style-name="Tableau1.A2" office:value-type="string">
            <text:p text:style-name="P35">Objectif</text:p>
          </table:table-cell>
          <table:table-cell table:style-name="Tableau1.B2" office:value-type="string">
            <text:p text:style-name="P8">Permet de créer un nouveau bâtiment sur la carte pour produire, stocker ou distribuer de l’énergie</text:p>
          </table:table-cell>
        </table:table-row>
        <table:table-row table:style-name="TableLine94146756535808">
          <table:table-cell table:style-name="Tableau1.A2" office:value-type="string">
            <text:p text:style-name="P35">Précondition</text:p>
          </table:table-cell>
          <table:table-cell table:style-name="Tableau1.B2" office:value-type="string">
            <text:list xml:id="list2510863021" text:style-name="L3">
              <text:list-item>
                <text:p text:style-name="P56">Une partie de jeu doit être en cours</text:p>
              </text:list-item>
              <text:list-item>
                <text:p text:style-name="P16"><text:span text:style-name="T1">Le bâtiment à mettre doit être débloqué</text:span></text:p>
              </text:list-item>
              <text:list-item>
                <text:p text:style-name="P9">Le joueur doit disposer des fonds nécessaires à la construction</text:p>
              </text:list-item>
              <text:list-item>
                <text:p text:style-name="P9">La zone de jeu doit avoir au moins une case libre</text:p>
              </text:list-item>
            </text:list>
          </table:table-cell>
        </table:table-row>
        <table:table-row table:style-name="TableLine94146756535808">
          <table:table-cell table:style-name="Tableau1.A2" office:value-type="string">
            <text:p text:style-name="P35">Postcondition</text:p>
          </table:table-cell>
          <table:table-cell table:style-name="Tableau1.B2" office:value-type="string">
            <text:list xml:id="list3970904823" text:style-name="L4">
              <text:list-item>
                <text:p text:style-name="P20"><text:span text:style-name="T1">Le bâtiment est visible sur la carte à l’endroit voulu</text:span></text:p>
              </text:list-item>
              <text:list-item>
                <text:p text:style-name="P10">Les fonds du joueurs ont diminué</text:p>
              </text:list-item>
              <text:list-item>
                <text:p text:style-name="P21">Le bâtiment est comptabilisé dans les actifs du joueur</text:p>
              </text:list-item>
              <text:list-item>
                <text:p text:style-name="P34">Les paramètres de satisfaction sont mis à jour</text:p>
              </text:list-item>
              <text:list-item>
                <text:p text:style-name="P34"><text:span text:style-name="T5">L’emplacement du bâtiment est mis à jour</text:span></text:p>
              </text:list-item>
            </text:list>
          </table:table-cell>
        </table:table-row>
        <table:table-row table:style-name="TableLine94146756535808">
          <table:table-cell table:style-name="Tableau1.A2" office:value-type="string">
            <text:p text:style-name="P35">Scénario nominal</text:p>
          </table:table-cell>
          <table:table-cell table:style-name="Tableau1.B2" office:value-type="string">
            <text:list xml:id="list2924785134" text:style-name="L5">
              <text:list-item>
                <text:p text:style-name="P31"><text:span text:style-name="T2">Le joueur sélectionne le bâtiment à placer</text:span></text:p>
              </text:list-item>
              <text:list-item>
                <text:p text:style-name="P23">Le système demande au joueur de choisir l’emplacement du bâtiment</text:p>
              </text:list-item>
              <text:list-item>
                <text:p text:style-name="P23">Le joueur sélectionne l’emplacement sur la carte où il souhaite poser le bâtiment</text:p>
              </text:list-item>
              <text:list-item>
                <text:p text:style-name="P23">Le système vérifie la validité de l’emplacement</text:p>
              </text:list-item>
              <text:list-item>
                <text:p text:style-name="P23">Le système génère la facture au joueur</text:p>
              </text:list-item>
              <text:list-item>
                <text:p text:style-name="P23">Le joueur valide la facture</text:p>
              </text:list-item>
              <text:list-item>
                <text:p text:style-name="P32">Le système vérifie les ressources du joueur</text:p>
              </text:list-item>
              <text:list-item>
                <text:p text:style-name="P32">Le système valide la transaction</text:p>
              </text:list-item>
              <text:list-item>
                <text:p text:style-name="P23">Le bâtiment est placé</text:p>
              </text:list-item>
            </text:list>
          </table:table-cell>
        </table:table-row>
        <table:table-row table:style-name="TableLine94146756535808">
          <table:table-cell table:style-name="Tableau1.A2" office:value-type="string">
            <text:p text:style-name="P35">Scénario alternatif</text:p>
          </table:table-cell>
          <table:table-cell table:style-name="Tableau1.B2" office:value-type="string">
            <text:list xml:id="list1477973952" text:style-name="L6">
              <text:list-item>
                <text:p text:style-name="P24">Le joueur ne dispose pas des fonds nécessaires</text:p>
                <text:list>
                  <text:list-item>
                    <text:p text:style-name="P33">Cet enchaînement démarre au point 7</text:p>
                  </text:list-item>
                  <text:list-item>
                    <text:p text:style-name="P33">Le scénario reprend au point 5</text:p>
                  </text:list-item>
                </text:list>
              </text:list-item>
              <text:list-item>
                <text:p text:style-name="P24">L’emplacement choisis par le joueur est occupé</text:p>
                <text:list>
                  <text:list-item>
                    <text:p text:style-name="P24"><text:span text:style-name="T1">Cet enchaînement démarre au point </text:span>4</text:p>
                  </text:list-item>
                  <text:list-item>
                    <text:p text:style-name="P24">Le scénario reprend au point 2</text:p>
                  </text:list-item>
                </text:list>
              </text:list-item>
            </text:list>
            <text:p text:style-name="P22"/>
          </table:table-cell>
        </table:table-row>
        <table:table-row table:style-name="TableLine94146756535808">
          <table:table-cell table:style-name="Tableau1.A2" office:value-type="string">
            <text:p text:style-name="P41">Scénario d’exception</text:p>
          </table:table-cell>
          <table:table-cell table:style-name="Tableau1.B2" office:value-type="string">
            <text:list xml:id="list613744677" text:style-name="L16">
              <text:list-item>
                <text:p text:style-name="P67"><text:span text:style-name="T2">Le bâtiment sollicité est bloqué</text:span></text:p>
              </text:list-item>
              <text:list-item>
                <text:p text:style-name="P67"><text:span text:style-name="T3">Le joueur annule la création du bâtiment</text:span></text:p>
              </text:list-item>
            </text:list>
          </table:table-cell>
        </table:table-row>
      </table:table>
      <text:p text:style-name="P1"/>
      <text:p text:style-name="P1"/>
      <text:p text:style-name="P2"/>
      <table:table table:name="Tableau2" table:style-name="Tableau2">
        <table:table-column table:style-name="Tableau2.A"/>
        <table:table-column table:style-name="Tableau2.B"/>
        <table:table-row table:style-name="TableLine94146885074976">
          <table:table-cell table:style-name="Tableau2.A1" office:value-type="string">
            <text:p text:style-name="P36">Cas d’utilisation</text:p>
          </table:table-cell>
          <table:table-cell table:style-name="Tableau2.B1" office:value-type="string">
            <text:p text:style-name="P52">Sélectionner un bâtiment sur la carte</text:p>
          </table:table-cell>
        </table:table-row>
        <table:table-row table:style-name="TableLine94146885074976">
          <table:table-cell table:style-name="Tableau2.A2" office:value-type="string">
            <text:p text:style-name="P36">Acteurs</text:p>
          </table:table-cell>
          <table:table-cell table:style-name="Tableau2.B2" office:value-type="string">
            <text:p text:style-name="P11">joueur</text:p>
          </table:table-cell>
        </table:table-row>
        <table:table-row table:style-name="TableLine94146885074976">
          <table:table-cell table:style-name="Tableau2.A2" office:value-type="string">
            <text:p text:style-name="P36">Objectif</text:p>
          </table:table-cell>
          <table:table-cell table:style-name="Tableau2.B2" office:value-type="string">
            <text:p text:style-name="P12">Permet de <text:span text:style-name="T4">consulter les détails d’un bâtiment </text:span></text:p>
          </table:table-cell>
        </table:table-row>
        <table:table-row table:style-name="TableLine94146885074976">
          <table:table-cell table:style-name="Tableau2.A2" office:value-type="string">
            <text:p text:style-name="P36">Précondition</text:p>
          </table:table-cell>
          <table:table-cell table:style-name="Tableau2.B2" office:value-type="string">
            <text:list xml:id="list124730333002562" text:continue-list="list2510863021" text:style-name="L3">
              <text:list-item text:start-value="1">
                <text:p text:style-name="P50">Une partie de jeu doit être en cours</text:p>
              </text:list-item>
              <text:list-item>
                <text:p text:style-name="P50">Le bâtiment doit être sur la carte</text:p>
              </text:list-item>
            </text:list>
          </table:table-cell>
        </table:table-row>
        <table:table-row table:style-name="TableLine94146885074976">
          <table:table-cell table:style-name="Tableau2.A2" office:value-type="string">
            <text:p text:style-name="P36">Postcondition</text:p>
          </table:table-cell>
          <table:table-cell table:style-name="Tableau2.B2" office:value-type="string">
            <text:list xml:id="list3507409414" text:style-name="L7">
              <text:list-item>
                <text:p text:style-name="P47"><text:span text:style-name="T1">Le</text:span><text:span text:style-name="T4">s informations sur le bâtiment sont affichées</text:span></text:p>
              </text:list-item>
            </text:list>
          </table:table-cell>
        </table:table-row>
        <table:table-row table:style-name="TableLine94146885074976">
          <table:table-cell table:style-name="Tableau2.A2" office:value-type="string">
            <text:p text:style-name="P36">Scénario nominal</text:p>
          </table:table-cell>
          <table:table-cell table:style-name="Tableau2.B2" office:value-type="string">
            <text:list xml:id="list2886663400" text:style-name="L8">
              <text:list-item>
                <text:p text:style-name="P48"><text:span text:style-name="T2">Le joueur </text:span><text:span text:style-name="T4">clique sur</text:span><text:span text:style-name="T2"> le bâtiment à </text:span><text:span text:style-name="T4">consulter sur la carte</text:span></text:p>
              </text:list-item>
              <text:list-item>
                <text:p text:style-name="P48"><text:soft-page-break/><text:span text:style-name="T2">Le système </text:span><text:span text:style-name="T4">génère les informations actuelles du bâtiment</text:span></text:p>
              </text:list-item>
              <text:list-item>
                <text:p text:style-name="P25">Le <text:span text:style-name="T4">système affiche dans une interface, les informations du</text:span> bâtiment</text:p>
              </text:list-item>
            </text:list>
          </table:table-cell>
        </table:table-row>
        <table:table-row table:style-name="TableLine94146885074976">
          <table:table-cell table:style-name="Tableau2.A2" office:value-type="string">
            <text:p text:style-name="P36">Scénario alternatif</text:p>
          </table:table-cell>
          <table:table-cell table:style-name="Tableau2.B2" office:value-type="string">
            <text:p text:style-name="P49">Pas de scénario alternatif</text:p>
            <text:p text:style-name="P26"/>
          </table:table-cell>
        </table:table-row>
        <table:table-row table:style-name="TableLine94146885074976">
          <table:table-cell table:style-name="Tableau2.A2" office:value-type="string">
            <text:p text:style-name="P42">Scénario d’exception</text:p>
          </table:table-cell>
          <table:table-cell table:style-name="Tableau2.B2" office:value-type="string">
            <text:p text:style-name="P49">Pas de scénario d’exception</text:p>
          </table:table-cell>
        </table:table-row>
      </table:table>
      <text:p text:style-name="P3"/>
      <text:p text:style-name="P3"/>
      <text:p text:style-name="P3"/>
      <text:p text:style-name="P4"/>
      <table:table table:name="Tableau3" table:style-name="Tableau3">
        <table:table-column table:style-name="Tableau3.A"/>
        <table:table-column table:style-name="Tableau3.B"/>
        <table:table-row table:style-name="TableLine94146752821872">
          <table:table-cell table:style-name="Tableau3.A1" office:value-type="string">
            <text:p text:style-name="P37">Cas d’utilisation</text:p>
          </table:table-cell>
          <table:table-cell table:style-name="Tableau3.B1" office:value-type="string">
            <text:p text:style-name="P12">Voir les informations spécifiques à un bâtiment</text:p>
          </table:table-cell>
        </table:table-row>
        <table:table-row table:style-name="TableLine94146752821872">
          <table:table-cell table:style-name="Tableau3.A2" office:value-type="string">
            <text:p text:style-name="P37">Acteurs</text:p>
          </table:table-cell>
          <table:table-cell table:style-name="Tableau3.B2" office:value-type="string">
            <text:p text:style-name="P12">joueur</text:p>
          </table:table-cell>
        </table:table-row>
        <table:table-row table:style-name="TableLine94146752821872">
          <table:table-cell table:style-name="Tableau3.A2" office:value-type="string">
            <text:p text:style-name="P37">Objectif</text:p>
          </table:table-cell>
          <table:table-cell table:style-name="Tableau3.B2" office:value-type="string">
            <text:p text:style-name="P52"><text:span text:style-name="T1">Permet de </text:span><text:span text:style-name="T5">consulter la fiches descriptifs d’un bâtiment, cette dernière présentant l’utilité, les conditions de création, les améliorations possibles, le mode de fonctionnement, les ressources exploitées et éventuellement la production escomptée par niveau d’amélioration</text:span></text:p>
          </table:table-cell>
        </table:table-row>
        <table:table-row table:style-name="TableLine94146752821872">
          <table:table-cell table:style-name="Tableau3.A2" office:value-type="string">
            <text:p text:style-name="P37">Précondition</text:p>
          </table:table-cell>
          <table:table-cell table:style-name="Tableau3.B2" office:value-type="string">
            <text:list xml:id="list124731635174754" text:continue-list="list124730333002562" text:style-name="L3">
              <text:list-item text:start-value="1">
                <text:p text:style-name="P55">Une partie de jeu doit être en cours</text:p>
              </text:list-item>
            </text:list>
          </table:table-cell>
        </table:table-row>
        <table:table-row table:style-name="TableLine94146752821872">
          <table:table-cell table:style-name="Tableau3.A2" office:value-type="string">
            <text:p text:style-name="P37">Postcondition</text:p>
          </table:table-cell>
          <table:table-cell table:style-name="Tableau3.B2" office:value-type="string">
            <text:list xml:id="list1250260654" text:style-name="L10">
              <text:list-item>
                <text:p text:style-name="P53"><text:span text:style-name="T1">Le</text:span><text:span text:style-name="T5">s informations sur le bâtiment sont affichées</text:span></text:p>
              </text:list-item>
            </text:list>
          </table:table-cell>
        </table:table-row>
        <table:table-row table:style-name="TableLine94146752821872">
          <table:table-cell table:style-name="Tableau3.A2" office:value-type="string">
            <text:p text:style-name="P37">Scénario nominal</text:p>
          </table:table-cell>
          <table:table-cell table:style-name="Tableau3.B2" office:value-type="string">
            <text:list xml:id="list1691689402" text:style-name="L11">
              <text:list-item>
                <text:p text:style-name="P54"><text:span text:style-name="T2">Le joueur </text:span><text:span text:style-name="T5">clique sur</text:span><text:span text:style-name="T2"> le bâtiment à </text:span><text:span text:style-name="T5">consulter</text:span></text:p>
              </text:list-item>
              <text:list-item>
                <text:p text:style-name="P27">Le système <text:span text:style-name="T5">affiche dans une interface, les informations du bâtiment</text:span></text:p>
              </text:list-item>
            </text:list>
          </table:table-cell>
        </table:table-row>
        <table:table-row table:style-name="TableLine94146752821872">
          <table:table-cell table:style-name="Tableau3.A2" office:value-type="string">
            <text:p text:style-name="P37">Scénario alternatif</text:p>
          </table:table-cell>
          <table:table-cell table:style-name="Tableau3.B2" office:value-type="string">
            <text:p text:style-name="P49">Pas de scénario alternatif</text:p>
          </table:table-cell>
        </table:table-row>
        <table:table-row table:style-name="TableLine94146752821872">
          <table:table-cell table:style-name="Tableau3.A2" office:value-type="string">
            <text:p text:style-name="P43">Scénario d’exception</text:p>
          </table:table-cell>
          <table:table-cell table:style-name="Tableau3.B2" office:value-type="string">
            <text:p text:style-name="P51">Pas de scénario d’exception</text:p>
          </table:table-cell>
        </table:table-row>
      </table:table>
      <text:p text:style-name="P4"/>
      <text:p text:style-name="P4"/>
      <text:p text:style-name="P4"/>
      <text:p text:style-name="P5"/>
      <table:table table:name="Tableau4" table:style-name="Tableau4">
        <table:table-column table:style-name="Tableau4.A"/>
        <table:table-column table:style-name="Tableau4.B"/>
        <table:table-row table:style-name="TableLine94146751728640">
          <table:table-cell table:style-name="Tableau4.A1" office:value-type="string">
            <text:p text:style-name="P38">Cas d’utilisation</text:p>
          </table:table-cell>
          <table:table-cell table:style-name="Tableau4.B1" office:value-type="string">
            <text:p text:style-name="P57">Supprimer un bâtiment</text:p>
          </table:table-cell>
        </table:table-row>
        <table:table-row table:style-name="TableLine94146751728640">
          <table:table-cell table:style-name="Tableau4.A2" office:value-type="string">
            <text:p text:style-name="P38">Acteurs</text:p>
          </table:table-cell>
          <table:table-cell table:style-name="Tableau4.B2" office:value-type="string">
            <text:p text:style-name="P13">joueur</text:p>
          </table:table-cell>
        </table:table-row>
        <table:table-row table:style-name="TableLine94146751728640">
          <table:table-cell table:style-name="Tableau4.A2" office:value-type="string">
            <text:p text:style-name="P38">Objectif</text:p>
          </table:table-cell>
          <table:table-cell table:style-name="Tableau4.B2" office:value-type="string">
            <text:p text:style-name="P60"><text:span text:style-name="T1">Permet </text:span><text:span text:style-name="T5">au joueur de supprimer de la carte un bâtiment pour faire de l’espace et se faire un peu d’argent</text:span></text:p>
          </table:table-cell>
        </table:table-row>
        <table:table-row table:style-name="TableLine94146751728640">
          <table:table-cell table:style-name="Tableau4.A2" office:value-type="string">
            <text:p text:style-name="P38">Précondition</text:p>
          </table:table-cell>
          <table:table-cell table:style-name="Tableau4.B2" office:value-type="string">
            <text:list xml:id="list124730948425132" text:continue-list="list124731635174754" text:style-name="L3">
              <text:list-item text:start-value="1">
                <text:p text:style-name="P17"><text:span text:style-name="T5">Une partie de jeu doit être en cours</text:span></text:p>
              </text:list-item>
              <text:list-item>
                <text:p text:style-name="P55">Le bâtiment à supprimer doit exister sur la carte</text:p>
              </text:list-item>
            </text:list>
          </table:table-cell>
        </table:table-row>
        <table:table-row table:style-name="TableLine94146751728640">
          <table:table-cell table:style-name="Tableau4.A2" office:value-type="string">
            <text:p text:style-name="P38">Postcondition</text:p>
          </table:table-cell>
          <table:table-cell table:style-name="Tableau4.B2" office:value-type="string">
            <text:list xml:id="list2702462570" text:style-name="List_20_1">
              <text:list-item>
                <text:list>
                  <text:list-item>
                    <text:p text:style-name="P63"><text:span text:style-name="T1">L</text:span><text:span text:style-name="T5">e bâtiment est retiré des actifs du joueurs</text:span></text:p>
                  </text:list-item>
                  <text:list-item>
                    <text:p text:style-name="P58">La zone éclairée par le bâtiment est mise à jour</text:p>
                  </text:list-item>
                  <text:list-item>
                    <text:p text:style-name="P58">Les fonds (argent) du joueur sont mis à jour</text:p>
                  </text:list-item>
                  <text:list-item>
                    <text:p text:style-name="P58">L’emplacement du bâtiment est mis à jour</text:p>
                  </text:list-item>
                  <text:list-item>
                    <text:p text:style-name="P58">Le niveau de satisfaction est mis à jour</text:p>
                  </text:list-item>
                  <text:list-item>
                    <text:p text:style-name="P58">Le niveau de pollution est mis à jour</text:p>
                  </text:list-item>
                </text:list>
              </text:list-item>
            </text:list>
          </table:table-cell>
        </table:table-row>
        <table:table-row table:style-name="TableLine94146751728640">
          <table:table-cell table:style-name="Tableau4.A2" office:value-type="string">
            <text:p text:style-name="P38">Scénario nominal</text:p>
          </table:table-cell>
          <table:table-cell table:style-name="Tableau4.B2" office:value-type="string">
            <text:list xml:id="list4167087055" text:style-name="L14">
              <text:list-item>
                <text:p text:style-name="P61"><text:span text:style-name="T2">Le joueur </text:span><text:span text:style-name="T5">clique sur</text:span><text:span text:style-name="T2"> le bâtiment à </text:span><text:span text:style-name="T6">supprimer </text:span><text:span text:style-name="T7">sur la carte</text:span></text:p>
              </text:list-item>
              <text:list-item>
                <text:p text:style-name="P28">Le système <text:span text:style-name="T5">affiche dans une interface, les informations du bâtiment</text:span></text:p>
              </text:list-item>
              <text:list-item>
                <text:p text:style-name="P66">Le joueur clique sur le bouton supprimer</text:p>
              </text:list-item>
              <text:list-item>
                <text:p text:style-name="P66">Le système génère la fiche présentant les conséquences de l’action (les pertes en ressources, les indemnités financières,etc...)</text:p>
              </text:list-item>
              <text:list-item>
                <text:p text:style-name="P62"><text:soft-page-break/><text:span text:style-name="T6">Le joueur confirme son choix de suppression</text:span></text:p>
              </text:list-item>
              <text:list-item>
                <text:p text:style-name="P66">Le bâtiment est retiré de la carte</text:p>
              </text:list-item>
            </text:list>
          </table:table-cell>
        </table:table-row>
        <table:table-row table:style-name="TableLine94146751728640">
          <table:table-cell table:style-name="Tableau4.A2" office:value-type="string">
            <text:p text:style-name="P38">Scénario alternatif</text:p>
          </table:table-cell>
          <table:table-cell table:style-name="Tableau4.B2" office:value-type="string">
            <text:p text:style-name="P69">Pas de scénario alternatif</text:p>
          </table:table-cell>
        </table:table-row>
        <table:table-row table:style-name="TableLine94146751728640">
          <table:table-cell table:style-name="Tableau4.A2" office:value-type="string">
            <text:p text:style-name="P44">Scénario d’exception</text:p>
          </table:table-cell>
          <table:table-cell table:style-name="Tableau4.B2" office:value-type="string">
            <text:list xml:id="list124731239416462" text:continue-list="list613744677" text:style-name="L16">
              <text:list-item text:start-value="1">
                <text:p text:style-name="P68"><text:span text:style-name="T2">Le </text:span><text:span text:style-name="T7">joueur annule la suppression </text:span></text:p>
              </text:list-item>
            </text:list>
            <text:list xml:id="list124732014153498" text:continue-list="list2702462570" text:style-name="List_20_1">
              <text:list-item>
                <text:list>
                  <text:list-item>
                    <text:list>
                      <text:list-item>
                        <text:list>
                          <text:list-item>
                            <text:p text:style-name="P64"><text:span text:style-name="T7">Ce scénario débute au point 4</text:span></text:p>
                          </text:list-item>
                        </text:list>
                      </text:list-item>
                    </text:list>
                  </text:list-item>
                </text:list>
              </text:list-item>
            </text:list>
          </table:table-cell>
        </table:table-row>
      </table:table>
      <text:p text:style-name="P5"/>
      <text:p text:style-name="P5"/>
      <text:p text:style-name="P5"/>
      <text:p text:style-name="P6"/>
      <table:table table:name="Tableau5" table:style-name="Tableau5">
        <table:table-column table:style-name="Tableau5.A"/>
        <table:table-column table:style-name="Tableau5.B"/>
        <table:table-row table:style-name="TableLine94146884613584">
          <table:table-cell table:style-name="Tableau5.A1" office:value-type="string">
            <text:p text:style-name="P39">Cas d’utilisation</text:p>
          </table:table-cell>
          <table:table-cell table:style-name="Tableau5.B1" office:value-type="string">
            <text:p text:style-name="P74"><text:span text:style-name="T7">améliorer</text:span><text:span text:style-name="T5"> un bâtiment</text:span></text:p>
          </table:table-cell>
        </table:table-row>
        <table:table-row table:style-name="TableLine94146884613584">
          <table:table-cell table:style-name="Tableau5.A2" office:value-type="string">
            <text:p text:style-name="P39">Acteurs</text:p>
          </table:table-cell>
          <table:table-cell table:style-name="Tableau5.B2" office:value-type="string">
            <text:p text:style-name="P14">joueur</text:p>
          </table:table-cell>
        </table:table-row>
        <table:table-row table:style-name="TableLine94146884613584">
          <table:table-cell table:style-name="Tableau5.A2" office:value-type="string">
            <text:p text:style-name="P39">Objectif</text:p>
          </table:table-cell>
          <table:table-cell table:style-name="Tableau5.B2" office:value-type="string">
            <text:p text:style-name="P74"><text:span text:style-name="T1">Permet </text:span><text:span text:style-name="T5">au joueur d’</text:span><text:span text:style-name="T7">améliorer les performances d’un bâtiment</text:span></text:p>
          </table:table-cell>
        </table:table-row>
        <table:table-row table:style-name="TableLine94146884613584">
          <table:table-cell table:style-name="Tableau5.A2" office:value-type="string">
            <text:p text:style-name="P39">Précondition</text:p>
          </table:table-cell>
          <table:table-cell table:style-name="Tableau5.B2" office:value-type="string">
            <text:list xml:id="list124731722070690" text:continue-list="list124730948425132" text:style-name="L3">
              <text:list-item text:start-value="1">
                <text:p text:style-name="P18"><text:span text:style-name="T5">Une partie de jeu doit être en cours</text:span></text:p>
              </text:list-item>
              <text:list-item>
                <text:p text:style-name="P18"><text:span text:style-name="T5">Le bâtiment à </text:span><text:span text:style-name="T7">améliorer</text:span><text:span text:style-name="T5"> doit exister sur la carte</text:span></text:p>
              </text:list-item>
              <text:list-item>
                <text:p text:style-name="P71">Le joueur doit disposer des fonds nécessaires à l’amélioration</text:p>
              </text:list-item>
              <text:list-item>
                <text:p text:style-name="P71">Le bâtiment doit être <text:span text:style-name="T8">améliorable</text:span></text:p>
              </text:list-item>
            </text:list>
          </table:table-cell>
        </table:table-row>
        <table:table-row table:style-name="TableLine94146884613584">
          <table:table-cell table:style-name="Tableau5.A2" office:value-type="string">
            <text:p text:style-name="P39">Postcondition</text:p>
          </table:table-cell>
          <table:table-cell table:style-name="Tableau5.B2" office:value-type="string">
            <text:list xml:id="list124731906137487" text:continue-list="list124732014153498" text:style-name="List_20_1">
              <text:list-item>
                <text:list>
                  <text:list-item>
                    <text:p text:style-name="P64"><text:span text:style-name="T1">L</text:span><text:span text:style-name="T5">e bâtiment est </text:span><text:span text:style-name="T8">amélioré</text:span></text:p>
                  </text:list-item>
                  <text:list-item>
                    <text:p text:style-name="P59">Les fonds (argent) du joueur sont mis à jour <text:span text:style-name="T8">(diminution)</text:span></text:p>
                  </text:list-item>
                  <text:list-item>
                    <text:p text:style-name="P77">Les paramètres du bâtiment sont mis à jour</text:p>
                  </text:list-item>
                  <text:list-item>
                    <text:p text:style-name="P59">Le niveau de satisfaction est mis à jour</text:p>
                  </text:list-item>
                  <text:list-item>
                    <text:p text:style-name="P59">Le niveau de pollution est mis à jour</text:p>
                  </text:list-item>
                </text:list>
              </text:list-item>
            </text:list>
          </table:table-cell>
        </table:table-row>
        <table:table-row table:style-name="TableLine94146884613584">
          <table:table-cell table:style-name="Tableau5.A2" office:value-type="string">
            <text:p text:style-name="P39">Scénario nominal</text:p>
          </table:table-cell>
          <table:table-cell table:style-name="Tableau5.B2" office:value-type="string">
            <text:list xml:id="list2912825499" text:style-name="L17">
              <text:list-item>
                <text:p text:style-name="P75"><text:span text:style-name="T2">Le joueur </text:span><text:span text:style-name="T5">clique sur</text:span><text:span text:style-name="T2"> le bâtiment à </text:span><text:span text:style-name="T8">améliorer</text:span><text:span text:style-name="T6"> </text:span><text:span text:style-name="T7">sur la carte</text:span></text:p>
              </text:list-item>
              <text:list-item>
                <text:p text:style-name="P29">Le système <text:span text:style-name="T5">affiche dans une interface, les informations du bâtiment</text:span></text:p>
              </text:list-item>
              <text:list-item>
                <text:p text:style-name="P75"><text:span text:style-name="T6">Le joueur clique sur le bouton </text:span><text:span text:style-name="T8">améliorer</text:span></text:p>
              </text:list-item>
              <text:list-item>
                <text:p text:style-name="P75"><text:span text:style-name="T6">Le système génère la fiche présentant les </text:span><text:span text:style-name="T8">améliorations possibles</text:span></text:p>
              </text:list-item>
              <text:list-item>
                <text:p text:style-name="P75"><text:span text:style-name="T6">Le joueur </text:span><text:span text:style-name="T8">sélectionne l’amélioration qu’il veut</text:span></text:p>
              </text:list-item>
              <text:list-item>
                <text:p text:style-name="P78">Le système vérifie si le joueur rempli les conditions nécessaires pour l’amélioration</text:p>
              </text:list-item>
              <text:list-item>
                <text:p text:style-name="P75"><text:span text:style-name="T6">Le bâtiment est </text:span><text:span text:style-name="T8">amélioré</text:span></text:p>
              </text:list-item>
            </text:list>
          </table:table-cell>
        </table:table-row>
        <table:table-row table:style-name="TableLine94146884613584">
          <table:table-cell table:style-name="Tableau5.A2" office:value-type="string">
            <text:p text:style-name="P39">Scénario alternatif</text:p>
          </table:table-cell>
          <table:table-cell table:style-name="Tableau5.B2" office:value-type="string">
            <text:list xml:id="list2913906583" text:style-name="L19">
              <text:list-item>
                <text:p text:style-name="P79">Le joueur ne dispose pas des ressources nécessaires à l’amélioration </text:p>
                <text:list>
                  <text:list-item>
                    <text:p text:style-name="P79">Ce scénario démarre au point 6</text:p>
                  </text:list-item>
                  <text:list-item>
                    <text:p text:style-name="P79">Le système informe le joueur de l’échec de l’opération</text:p>
                  </text:list-item>
                  <text:list-item>
                    <text:p text:style-name="P79">Le scénario reprend au point 4</text:p>
                  </text:list-item>
                </text:list>
              </text:list-item>
            </text:list>
          </table:table-cell>
        </table:table-row>
        <table:table-row table:style-name="TableLine94146884613584">
          <table:table-cell table:style-name="Tableau5.A2" office:value-type="string">
            <text:p text:style-name="P45">Scénario d’exception</text:p>
          </table:table-cell>
          <table:table-cell table:style-name="Tableau5.B2" office:value-type="string">
            <text:list xml:id="list475151680" text:style-name="L18">
              <text:list-item>
                <text:p text:style-name="P76"><text:span text:style-name="T2">Le </text:span><text:span text:style-name="T7">joueur annule l’amélioration</text:span></text:p>
                <text:list>
                  <text:list-item>
                    <text:p text:style-name="P70">Ce scénario débute au point 4</text:p>
                  </text:list-item>
                </text:list>
              </text:list-item>
            </text:list>
          </table:table-cell>
        </table:table-row>
      </table:table>
      <text:p text:style-name="P6"/>
      <text:p text:style-name="P6"/>
      <text:p text:style-name="P6"/>
      <text:p text:style-name="P6"/>
      <text:p text:style-name="P7"/>
      <table:table table:name="Tableau6" table:style-name="Tableau6">
        <table:table-column table:style-name="Tableau6.A"/>
        <table:table-column table:style-name="Tableau6.B"/>
        <table:table-row table:style-name="TableLine94146886117376">
          <table:table-cell table:style-name="Tableau6.A1" office:value-type="string">
            <text:p text:style-name="P40">Cas d’utilisation</text:p>
          </table:table-cell>
          <table:table-cell table:style-name="Tableau6.B1" office:value-type="string">
            <text:p text:style-name="P83">Débloquer un bâtiment</text:p>
          </table:table-cell>
        </table:table-row>
        <table:table-row table:style-name="TableLine94146886117376">
          <table:table-cell table:style-name="Tableau6.A2" office:value-type="string">
            <text:p text:style-name="P40">Acteurs</text:p>
          </table:table-cell>
          <table:table-cell table:style-name="Tableau6.B2" office:value-type="string">
            <text:p text:style-name="P15">Système (simulation), joueur</text:p>
          </table:table-cell>
        </table:table-row>
        <table:table-row table:style-name="TableLine94146886117376">
          <table:table-cell table:style-name="Tableau6.A2" office:value-type="string">
            <text:p text:style-name="P40">Objectif</text:p>
          </table:table-cell>
          <table:table-cell table:style-name="Tableau6.B2" office:value-type="string">
            <text:p text:style-name="P83"><text:span text:style-name="T1">Permet donner l’accès à un nouveau bâtiment</text:span></text:p>
          </table:table-cell>
        </table:table-row>
        <table:table-row table:style-name="TableLine94146886117376">
          <table:table-cell table:style-name="Tableau6.A2" office:value-type="string">
            <text:p text:style-name="P40">Précondition</text:p>
          </table:table-cell>
          <table:table-cell table:style-name="Tableau6.B2" office:value-type="string">
            <text:list xml:id="list124730643538684" text:continue-list="list124731722070690" text:style-name="L3">
              <text:list-item text:start-value="1">
                <text:p text:style-name="P19"><text:span text:style-name="T5">Une partie de jeu doit être en cours</text:span></text:p>
              </text:list-item>
              <text:list-item>
                <text:p text:style-name="P19"><text:soft-page-break/><text:span text:style-name="T5">Le type de bâtiment précédent (dans la hiérarchie des bâtiments établis plus haut) doit être débloqué</text:span></text:p>
              </text:list-item>
              <text:list-item>
                <text:p text:style-name="P19"><text:span text:style-name="T7">La population doit être suffisante</text:span></text:p>
              </text:list-item>
              <text:list-item>
                <text:p text:style-name="P72">Le niveau de satisfaction doit correspondre à la valeur requise</text:p>
              </text:list-item>
            </text:list>
          </table:table-cell>
        </table:table-row>
        <table:table-row table:style-name="TableLine94146886117376">
          <table:table-cell table:style-name="Tableau6.A2" office:value-type="string">
            <text:p text:style-name="P40">Postcondition</text:p>
          </table:table-cell>
          <table:table-cell table:style-name="Tableau6.B2" office:value-type="string">
            <text:list xml:id="list124730299555498" text:continue-list="list124731906137487" text:style-name="List_20_1">
              <text:list-item>
                <text:list>
                  <text:list-item>
                    <text:p text:style-name="P65"><text:span text:style-name="T1">L</text:span><text:span text:style-name="T5">e bâtiment est débloqué</text:span></text:p>
                  </text:list-item>
                </text:list>
              </text:list-item>
            </text:list>
          </table:table-cell>
        </table:table-row>
        <table:table-row table:style-name="TableLine94146886117376">
          <table:table-cell table:style-name="Tableau6.A2" office:value-type="string">
            <text:p text:style-name="P40">Scénario nominal</text:p>
          </table:table-cell>
          <table:table-cell table:style-name="Tableau6.B2" office:value-type="string">
            <text:list xml:id="list2721818238" text:style-name="L20">
              <text:list-item>
                <text:p text:style-name="P81"><text:span text:style-name="T2">Le système vérifie les conditions de déblocage du bâtiment</text:span></text:p>
              </text:list-item>
              <text:list-item>
                <text:p text:style-name="P30">Le système informe au joueur via une interface que le bâtiment est désormais débloqué (accessible)</text:p>
              </text:list-item>
              <text:list-item>
                <text:p text:style-name="P81"><text:span text:style-name="T6">Le joueur clique sur le bouton Ok</text:span></text:p>
              </text:list-item>
              <text:list-item>
                <text:p text:style-name="P81"><text:span text:style-name="T6">Le bâtiment est accessible</text:span></text:p>
              </text:list-item>
            </text:list>
          </table:table-cell>
        </table:table-row>
        <table:table-row table:style-name="TableLine94146886117376">
          <table:table-cell table:style-name="Tableau6.A2" office:value-type="string">
            <text:p text:style-name="P40">Scénario alternatif</text:p>
          </table:table-cell>
          <table:table-cell table:style-name="Tableau6.B2" office:value-type="string">
            <text:list xml:id="list2476532763" text:style-name="L21">
              <text:list-header>
                <text:p text:style-name="P80">Pas de scénario <text:s/>alternatif</text:p>
              </text:list-header>
            </text:list>
          </table:table-cell>
        </table:table-row>
        <table:table-row table:style-name="TableLine94146886117376">
          <table:table-cell table:style-name="Tableau6.A2" office:value-type="string">
            <text:p text:style-name="P46">Scénario d’exception</text:p>
          </table:table-cell>
          <table:table-cell table:style-name="Tableau6.B2" office:value-type="string">
            <text:list xml:id="list3577571034" text:style-name="L22">
              <text:list-item>
                <text:p text:style-name="P82"><text:span text:style-name="T2">Les conditions de déblocages ne sont pas remplies</text:span></text:p>
                <text:list>
                  <text:list-item>
                    <text:p text:style-name="P73">Ce scénario débute au point 1</text:p>
                  </text:list-item>
                </text:list>
              </text:list-item>
            </text:list>
          </table:table-cell>
        </table:table-row>
      </table:table>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7T10:54:59.423901111</meta:creation-date>
    <meta:generator>LibreOffice/6.4.7.2$Linux_X86_64 LibreOffice_project/40$Build-2</meta:generator>
    <dc:date>2021-12-07T12:43:47.046670763</dc:date>
    <meta:editing-duration>PT13M22S</meta:editing-duration>
    <meta:editing-cycles>2</meta:editing-cycles>
    <meta:document-statistic meta:table-count="6" meta:image-count="0" meta:object-count="0" meta:page-count="4" meta:paragraph-count="158" meta:word-count="985" meta:character-count="5778" meta:non-whitespace-character-count="5032"/>
  </office:meta>
</office:document-meta>
</file>